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3906in" svg:height="3.8315in" svg:x="6.126in" svg:y="0.5209in">
            <draw:object draw:notify-on-update-of-ranges="Sheet1.H6:Sheet1.H16 Sheet1.I6:Sheet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rame Size: 128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06725804" calcext:value-type="float">
            <text:p>6.73E-09</text:p>
          </table:table-cell>
          <table:table-cell office:value-type="float" office:value="0.000000003740887" calcext:value-type="float">
            <text:p>3.74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2]-[.C2])/[.B2]*100" office:value-type="float" office:value="44.3800770881816" calcext:value-type="float">
            <text:p>44.3800770881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08667467" calcext:value-type="float">
            <text:p>8.67E-09</text:p>
          </table:table-cell>
          <table:table-cell office:value-type="float" office:value="0.000000007424712" calcext:value-type="float">
            <text:p>7.42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3]-[.C3])/[.B3]*100" office:value-type="float" office:value="14.3381566956067" calcext:value-type="float">
            <text:p>14.3381566956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06618146" calcext:value-type="float">
            <text:p>6.62E-09</text:p>
          </table:table-cell>
          <table:table-cell office:value-type="float" office:value="0.000000005310771" calcext:value-type="float">
            <text:p>5.31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]-[.C4])/[.B4]*100" office:value-type="float" office:value="19.7543994949643" calcext:value-type="float">
            <text:p>19.7543994949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08358337" calcext:value-type="float">
            <text:p>8.36E-09</text:p>
          </table:table-cell>
          <table:table-cell office:value-type="float" office:value="0.000000006478417" calcext:value-type="float">
            <text:p>6.48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5]-[.C5])/[.B5]*100" office:value-type="float" office:value="22.4915554374034" calcext:value-type="float">
            <text:p>22.4915554374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08709896" calcext:value-type="float">
            <text:p>8.71E-09</text:p>
          </table:table-cell>
          <table:table-cell office:value-type="float" office:value="0.00000000656955" calcext:value-type="float">
            <text:p>6.57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]-[.C6])/[.B6]*100" office:value-type="float" office:value="24.5737262534478" calcext:value-type="float">
            <text:p>24.5737262534478</text:p>
          </table:table-cell>
          <table:table-cell/>
          <table:table-cell office:value-type="string" calcext:value-type="string">
            <text:p>Frame Size</text:p>
          </table:table-cell>
          <table:table-cell office:value-type="string" calcext:value-type="string">
            <text:p>Avg. % Improvement</text:p>
          </table:table-cell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05693396" calcext:value-type="float">
            <text:p>5.69E-09</text:p>
          </table:table-cell>
          <table:table-cell office:value-type="float" office:value="0.000000005754033" calcext:value-type="float">
            <text:p>5.75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7]-[.C7])/[.B7]*100" office:value-type="float" office:value="-1.06504097027505" calcext:value-type="float">
            <text:p>-1.0650409702750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F2:.F7])" office:value-type="float" office:value="20.7454789998881" calcext:value-type="float">
            <text:p>20.7454789998881</text:p>
          </table:table-cell>
        </table:table-row>
        <table:table-row table:style-name="ro1">
          <table:table-cell office:value-type="string" calcext:value-type="string">
            <text:p>Frame Size: 240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AVERAGE([.F9:.F14])" office:value-type="float" office:value="18.9304917961783" calcext:value-type="float">
            <text:p>18.9304917961783</text:p>
          </table:table-cell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08944788" calcext:value-type="float">
            <text:p>8.94E-09</text:p>
          </table:table-cell>
          <table:table-cell office:value-type="float" office:value="0.000000005679029" calcext:value-type="float">
            <text:p>5.68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9]-[.C9])/[.B9]*100" office:value-type="float" office:value="36.510188950258" calcext:value-type="float">
            <text:p>36.51018895025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F16:.F21])" office:value-type="float" office:value="13.8842045822244" calcext:value-type="float">
            <text:p>13.8842045822244</text:p>
          </table:table-cell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1301463" calcext:value-type="float">
            <text:p>1.30E-08</text:p>
          </table:table-cell>
          <table:table-cell office:value-type="float" office:value="0.00000001089096" calcext:value-type="float">
            <text:p>1.09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10]-[.C10])/[.B10]*100" office:value-type="float" office:value="16.3175595464489" calcext:value-type="float">
            <text:p>16.3175595464489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AVERAGE([.F23:.F28])" office:value-type="float" office:value="13.8431988800289" calcext:value-type="float">
            <text:p>13.8431988800289</text:p>
          </table:table-cell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1129066" calcext:value-type="float">
            <text:p>1.13E-08</text:p>
          </table:table-cell>
          <table:table-cell office:value-type="float" office:value="0.000000009273325" calcext:value-type="float">
            <text:p>9.27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1]-[.C11])/[.B11]*100" office:value-type="float" office:value="17.8672903089811" calcext:value-type="float">
            <text:p>17.8672903089811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AVERAGE([.F30:.F35])" office:value-type="float" office:value="13.3439709676136" calcext:value-type="float">
            <text:p>13.3439709676136</text:p>
          </table:table-cell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1443245" calcext:value-type="float">
            <text:p>1.44E-08</text:p>
          </table:table-cell>
          <table:table-cell office:value-type="float" office:value="0.00000001172472" calcext:value-type="float">
            <text:p>1.17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2]-[.C12])/[.B12]*100" office:value-type="float" office:value="18.7614022567201" calcext:value-type="float">
            <text:p>18.761402256720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AVERAGE([.F37:.F42])" office:value-type="float" office:value="32.2020959541518" calcext:value-type="float">
            <text:p>32.2020959541518</text:p>
          </table:table-cell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1382753" calcext:value-type="float">
            <text:p>1.38E-08</text:p>
          </table:table-cell>
          <table:table-cell office:value-type="float" office:value="0.00000001187628" calcext:value-type="float">
            <text:p>1.19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3]-[.C13])/[.B13]*100" office:value-type="float" office:value="14.1113416495932" calcext:value-type="float">
            <text:p>14.1113416495932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AVERAGE([.F44:.F49])" office:value-type="float" office:value="20.2895926655267" calcext:value-type="float">
            <text:p>20.2895926655267</text:p>
          </table:table-cell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1031773" calcext:value-type="float">
            <text:p>1.03E-08</text:p>
          </table:table-cell>
          <table:table-cell office:value-type="float" office:value="0.000000009284392" calcext:value-type="float">
            <text:p>9.28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4]-[.C14])/[.B14]*100" office:value-type="float" office:value="10.0151680650686" calcext:value-type="float">
            <text:p>10.0151680650686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AVERAGE([.F51:.F56])" office:value-type="float" office:value="5.18946234352192" calcext:value-type="float">
            <text:p>5.18946234352192</text:p>
          </table:table-cell>
        </table:table-row>
        <table:table-row table:style-name="ro1">
          <table:table-cell office:value-type="string" calcext:value-type="string">
            <text:p>Frame Size: 256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formula="of:=AVERAGE([.F58:.F63])" office:value-type="float" office:value="-19.2445055923441" calcext:value-type="float">
            <text:p>-19.2445055923441</text:p>
          </table:table-cell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09156146" calcext:value-type="float">
            <text:p>9.16E-09</text:p>
          </table:table-cell>
          <table:table-cell office:value-type="float" office:value="0.000000005767679" calcext:value-type="float">
            <text:p>5.77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16]-[.C16])/[.B16]*100" office:value-type="float" office:value="37.007568468218" calcext:value-type="float">
            <text:p>37.007568468218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AVERAGE([.F65:.F70])" office:value-type="float" office:value="-41.1204975907307" calcext:value-type="float">
            <text:p>-41.1204975907307</text:p>
          </table:table-cell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1291035" calcext:value-type="float">
            <text:p>1.29E-08</text:p>
          </table:table-cell>
          <table:table-cell office:value-type="float" office:value="0.00000001141232" calcext:value-type="float">
            <text:p>1.14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17]-[.C17])/[.B17]*100" office:value-type="float" office:value="11.6033260136247" calcext:value-type="float">
            <text:p>11.6033260136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1171863" calcext:value-type="float">
            <text:p>1.17E-08</text:p>
          </table:table-cell>
          <table:table-cell office:value-type="float" office:value="0.00000001061923" calcext:value-type="float">
            <text:p>1.06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8]-[.C18])/[.B18]*100" office:value-type="float" office:value="9.38164273468828" calcext:value-type="float">
            <text:p>9.38164273468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1470234" calcext:value-type="float">
            <text:p>1.47E-08</text:p>
          </table:table-cell>
          <table:table-cell office:value-type="float" office:value="0.00000001249453" calcext:value-type="float">
            <text:p>1.2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19]-[.C19])/[.B19]*100" office:value-type="float" office:value="15.0167252287731" calcext:value-type="float">
            <text:p>15.016725228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1456623" calcext:value-type="float">
            <text:p>1.46E-08</text:p>
          </table:table-cell>
          <table:table-cell office:value-type="float" office:value="0.00000001265732" calcext:value-type="float">
            <text:p>1.27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0]-[.C20])/[.B20]*100" office:value-type="float" office:value="13.1050381601828" calcext:value-type="float">
            <text:p>13.1050381601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1025712" calcext:value-type="float">
            <text:p>1.03E-08</text:p>
          </table:table-cell>
          <table:table-cell office:value-type="float" office:value="0.00000001054525" calcext:value-type="float">
            <text:p>1.0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1]-[.C21])/[.B21]*100" office:value-type="float" office:value="-2.80907311214063" calcext:value-type="float">
            <text:p>-2.80907311214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441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1483178" calcext:value-type="float">
            <text:p>1.48E-08</text:p>
          </table:table-cell>
          <table:table-cell office:value-type="float" office:value="0.0000000097003" calcext:value-type="float">
            <text:p>9.70E-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23]-[.C23])/[.B23]*100" office:value-type="float" office:value="34.5978702488845" calcext:value-type="float">
            <text:p>34.597870248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2163849" calcext:value-type="float">
            <text:p>2.16E-08</text:p>
          </table:table-cell>
          <table:table-cell office:value-type="float" office:value="0.00000001830031" calcext:value-type="float">
            <text:p>1.83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24]-[.C24])/[.B24]*100" office:value-type="float" office:value="15.4270468965256" calcext:value-type="float">
            <text:p>15.4270468965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1913693" calcext:value-type="float">
            <text:p>1.91E-08</text:p>
          </table:table-cell>
          <table:table-cell office:value-type="float" office:value="0.00000001803885" calcext:value-type="float">
            <text:p>1.80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5]-[.C25])/[.B25]*100" office:value-type="float" office:value="5.73801544970902" calcext:value-type="float">
            <text:p>5.73801544970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2436327" calcext:value-type="float">
            <text:p>2.44E-08</text:p>
          </table:table-cell>
          <table:table-cell office:value-type="float" office:value="0.00000002149343" calcext:value-type="float">
            <text:p>2.1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6]-[.C26])/[.B26]*100" office:value-type="float" office:value="11.7793711599469" calcext:value-type="float">
            <text:p>11.7793711599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2375315" calcext:value-type="float">
            <text:p>2.38E-08</text:p>
          </table:table-cell>
          <table:table-cell office:value-type="float" office:value="0.0000000217439" calcext:value-type="float">
            <text:p>2.17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7]-[.C27])/[.B27]*100" office:value-type="float" office:value="8.45887808564337" calcext:value-type="float">
            <text:p>8.45887808564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1913726" calcext:value-type="float">
            <text:p>1.91E-08</text:p>
          </table:table-cell>
          <table:table-cell office:value-type="float" office:value="0.00000001778655" calcext:value-type="float">
            <text:p>1.78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28]-[.C28])/[.B28]*100" office:value-type="float" office:value="7.05801143946417" calcext:value-type="float">
            <text:p>7.05801143946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480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1632695" calcext:value-type="float">
            <text:p>1.63E-08</text:p>
          </table:table-cell>
          <table:table-cell office:value-type="float" office:value="0.00000001041534" calcext:value-type="float">
            <text:p>1.04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30]-[.C30])/[.B30]*100" office:value-type="float" office:value="36.2076811651901" calcext:value-type="float">
            <text:p>36.2076811651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2243193" calcext:value-type="float">
            <text:p>2.24E-08</text:p>
          </table:table-cell>
          <table:table-cell office:value-type="float" office:value="0.00000001830362" calcext:value-type="float">
            <text:p>1.83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31]-[.C31])/[.B31]*100" office:value-type="float" office:value="18.4037218375771" calcext:value-type="float">
            <text:p>18.4037218375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202526" calcext:value-type="float">
            <text:p>2.03E-08</text:p>
          </table:table-cell>
          <table:table-cell office:value-type="float" office:value="0.00000001889006" calcext:value-type="float">
            <text:p>1.89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32]-[.C32])/[.B32]*100" office:value-type="float" office:value="6.72772878543991" calcext:value-type="float">
            <text:p>6.72772878543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254715" calcext:value-type="float">
            <text:p>2.55E-08</text:p>
          </table:table-cell>
          <table:table-cell office:value-type="float" office:value="0.00000002334303" calcext:value-type="float">
            <text:p>2.33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33]-[.C33])/[.B33]*100" office:value-type="float" office:value="8.35628054884872" calcext:value-type="float">
            <text:p>8.35628054884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2549897" calcext:value-type="float">
            <text:p>2.55E-08</text:p>
          </table:table-cell>
          <table:table-cell office:value-type="float" office:value="0.00000002360002" calcext:value-type="float">
            <text:p>2.36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34]-[.C34])/[.B34]*100" office:value-type="float" office:value="7.44716355209642" calcext:value-type="float">
            <text:p>7.44716355209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1961763" calcext:value-type="float">
            <text:p>1.96E-08</text:p>
          </table:table-cell>
          <table:table-cell office:value-type="float" office:value="0.00000001904455" calcext:value-type="float">
            <text:p>1.90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35]-[.C35])/[.B35]*100" office:value-type="float" office:value="2.92124991652915" calcext:value-type="float">
            <text:p>2.9212499165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512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1729284" calcext:value-type="float">
            <text:p>1.73E-08</text:p>
          </table:table-cell>
          <table:table-cell office:value-type="float" office:value="0.00000001110833" calcext:value-type="float">
            <text:p>1.11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37]-[.C37])/[.B37]*100" office:value-type="float" office:value="35.7634142223024" calcext:value-type="float">
            <text:p>35.763414222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2378866" calcext:value-type="float">
            <text:p>2.38E-08</text:p>
          </table:table-cell>
          <table:table-cell office:value-type="float" office:value="0.00000001927781" calcext:value-type="float">
            <text:p>1.93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38]-[.C38])/[.B38]*100" office:value-type="float" office:value="18.9621861845098" calcext:value-type="float">
            <text:p>18.9621861845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4795655" calcext:value-type="float">
            <text:p>4.80E-08</text:p>
          </table:table-cell>
          <table:table-cell office:value-type="float" office:value="0.00000002105913" calcext:value-type="float">
            <text:p>2.11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39]-[.C39])/[.B39]*100" office:value-type="float" office:value="56.0870621427104" calcext:value-type="float">
            <text:p>56.0870621427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388824" calcext:value-type="float">
            <text:p>3.89E-08</text:p>
          </table:table-cell>
          <table:table-cell office:value-type="float" office:value="0.00000002481344" calcext:value-type="float">
            <text:p>2.48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0]-[.C40])/[.B40]*100" office:value-type="float" office:value="36.1833631668827" calcext:value-type="float">
            <text:p>36.1833631668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4750327" calcext:value-type="float">
            <text:p>4.75E-08</text:p>
          </table:table-cell>
          <table:table-cell office:value-type="float" office:value="0.00000002502958" calcext:value-type="float">
            <text:p>2.50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1]-[.C41])/[.B41]*100" office:value-type="float" office:value="47.3097746744593" calcext:value-type="float">
            <text:p>47.3097746744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207606" calcext:value-type="float">
            <text:p>2.08E-08</text:p>
          </table:table-cell>
          <table:table-cell office:value-type="float" office:value="0.00000002098756" calcext:value-type="float">
            <text:p>2.10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2]-[.C42])/[.B42]*100" office:value-type="float" office:value="-1.09322466595378" calcext:value-type="float">
            <text:p>-1.09322466595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768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2523035" calcext:value-type="float">
            <text:p>2.52E-08</text:p>
          </table:table-cell>
          <table:table-cell office:value-type="float" office:value="0.00000001749175" calcext:value-type="float">
            <text:p>1.7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44]-[.C44])/[.B44]*100" office:value-type="float" office:value="30.6717901257811" calcext:value-type="float">
            <text:p>30.6717901257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351783" calcext:value-type="float">
            <text:p>3.52E-08</text:p>
          </table:table-cell>
          <table:table-cell office:value-type="float" office:value="0.00000002722448" calcext:value-type="float">
            <text:p>2.72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45]-[.C45])/[.B45]*100" office:value-type="float" office:value="22.6100181077539" calcext:value-type="float">
            <text:p>22.6100181077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4770236" calcext:value-type="float">
            <text:p>4.77E-08</text:p>
          </table:table-cell>
          <table:table-cell office:value-type="float" office:value="0.00000003143895" calcext:value-type="float">
            <text:p>3.14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6]-[.C46])/[.B46]*100" office:value-type="float" office:value="34.093512354525" calcext:value-type="float">
            <text:p>34.093512354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4253901" calcext:value-type="float">
            <text:p>4.25E-08</text:p>
          </table:table-cell>
          <table:table-cell office:value-type="float" office:value="0.00000003721793" calcext:value-type="float">
            <text:p>3.72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7]-[.C47])/[.B47]*100" office:value-type="float" office:value="12.5087067141431" calcext:value-type="float">
            <text:p>12.508706714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4813177" calcext:value-type="float">
            <text:p>4.81E-08</text:p>
          </table:table-cell>
          <table:table-cell office:value-type="float" office:value="0.00000003756134" calcext:value-type="float">
            <text:p>3.76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8]-[.C48])/[.B48]*100" office:value-type="float" office:value="21.961440437366" calcext:value-type="float">
            <text:p>21.961440437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3161843" calcext:value-type="float">
            <text:p>3.16E-08</text:p>
          </table:table-cell>
          <table:table-cell office:value-type="float" office:value="0.00000003165255" calcext:value-type="float">
            <text:p>3.17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49]-[.C49])/[.B49]*100" office:value-type="float" office:value="-0.107911746408674" calcext:value-type="float">
            <text:p>-0.107911746408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1024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3355572" calcext:value-type="float">
            <text:p>3.36E-08</text:p>
          </table:table-cell>
          <table:table-cell office:value-type="float" office:value="0.00000002411309" calcext:value-type="float">
            <text:p>2.41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51]-[.C51])/[.B51]*100" office:value-type="float" office:value="28.1401501740985" calcext:value-type="float">
            <text:p>28.1401501740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4770237" calcext:value-type="float">
            <text:p>4.77E-08</text:p>
          </table:table-cell>
          <table:table-cell office:value-type="float" office:value="0.00000003572343" calcext:value-type="float">
            <text:p>3.57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52]-[.C52])/[.B52]*100" office:value-type="float" office:value="25.1118340661061" calcext:value-type="float">
            <text:p>25.111834066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4603147" calcext:value-type="float">
            <text:p>4.60E-08</text:p>
          </table:table-cell>
          <table:table-cell office:value-type="float" office:value="0.00000004296379" calcext:value-type="float">
            <text:p>4.30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53]-[.C53])/[.B53]*100" office:value-type="float" office:value="6.66431030770906" calcext:value-type="float">
            <text:p>6.6643103077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4564071" calcext:value-type="float">
            <text:p>4.56E-08</text:p>
          </table:table-cell>
          <table:table-cell office:value-type="float" office:value="0.00000005419109" calcext:value-type="float">
            <text:p>5.42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54]-[.C54])/[.B54]*100" office:value-type="float" office:value="-18.7341082117259" calcext:value-type="float">
            <text:p>-18.7341082117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4657253" calcext:value-type="float">
            <text:p>4.66E-08</text:p>
          </table:table-cell>
          <table:table-cell office:value-type="float" office:value="0.00000005149513" calcext:value-type="float">
            <text:p>5.1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55]-[.C55])/[.B55]*100" office:value-type="float" office:value="-10.5697500221697" calcext:value-type="float">
            <text:p>-10.5697500221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4304096" calcext:value-type="float">
            <text:p>4.30E-08</text:p>
          </table:table-cell>
          <table:table-cell office:value-type="float" office:value="0.00000004281528" calcext:value-type="float">
            <text:p>4.28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56]-[.C56])/[.B56]*100" office:value-type="float" office:value="0.524337747113452" calcext:value-type="float">
            <text:p>0.524337747113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2048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0663881" calcext:value-type="float">
            <text:p>6.64E-08</text:p>
          </table:table-cell>
          <table:table-cell office:value-type="float" office:value="0.0000000526343" calcext:value-type="float">
            <text:p>5.26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58]-[.C58])/[.B58]*100" office:value-type="float" office:value="20.7172671005798" calcext:value-type="float">
            <text:p>20.717267100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09459763" calcext:value-type="float">
            <text:p>9.46E-08</text:p>
          </table:table-cell>
          <table:table-cell office:value-type="float" office:value="0.00000007024263" calcext:value-type="float">
            <text:p>7.02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59]-[.C59])/[.B59]*100" office:value-type="float" office:value="25.7458881369438" calcext:value-type="float">
            <text:p>25.745888136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05506962" calcext:value-type="float">
            <text:p>5.51E-08</text:p>
          </table:table-cell>
          <table:table-cell office:value-type="float" office:value="0.00000008631328" calcext:value-type="float">
            <text:p>8.63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0]-[.C60])/[.B60]*100" office:value-type="float" office:value="-56.7348385552688" calcext:value-type="float">
            <text:p>-56.7348385552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07010482" calcext:value-type="float">
            <text:p>7.01E-08</text:p>
          </table:table-cell>
          <table:table-cell office:value-type="float" office:value="0.0000001067751" calcext:value-type="float">
            <text:p>1.07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1]-[.C61])/[.B61]*100" office:value-type="float" office:value="-52.3077871107864" calcext:value-type="float">
            <text:p>-52.3077871107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06990524" calcext:value-type="float">
            <text:p>6.99E-08</text:p>
          </table:table-cell>
          <table:table-cell office:value-type="float" office:value="0.0000001069076" calcext:value-type="float">
            <text:p>1.07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2]-[.C62])/[.B62]*100" office:value-type="float" office:value="-52.9321693194959" calcext:value-type="float">
            <text:p>-52.9321693194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09256562" calcext:value-type="float">
            <text:p>9.26E-08</text:p>
          </table:table-cell>
          <table:table-cell office:value-type="float" office:value="0.00000009252433" calcext:value-type="float">
            <text:p>9.25E-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3]-[.C63])/[.B63]*100" office:value-type="float" office:value="0.0446061939627261" calcext:value-type="float">
            <text:p>0.0446061939627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Size: 8192 Function</text:p>
          </table:table-cell>
          <table:table-cell table:style-name="Default" office:value-type="string" calcext:value-type="string">
            <text:p>Benchmark Time (default)</text:p>
          </table:table-cell>
          <table:table-cell table:style-name="Default" office:value-type="string" calcext:value-type="string">
            <text:p>Benchmark Time (ARM optimized)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_peak</text:p>
          </table:table-cell>
          <table:table-cell office:value-type="float" office:value="0.0000002671766" calcext:value-type="float">
            <text:p>2.67E-07</text:p>
          </table:table-cell>
          <table:table-cell office:value-type="float" office:value="0.0000002429422" calcext:value-type="float">
            <text:p>2.43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mpute_peak [def, NEON]: 5.000000e+00, 5.000000e+00</text:p>
          </table:table-cell>
          <table:table-cell table:formula="of:=([.B65]-[.C65])/[.B65]*100" office:value-type="float" office:value="9.07055483152341" calcext:value-type="float">
            <text:p>9.07055483152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peaks</text:p>
          </table:table-cell>
          <table:table-cell office:value-type="float" office:value="0.000000378565" calcext:value-type="float">
            <text:p>3.79E-07</text:p>
          </table:table-cell>
          <table:table-cell office:value-type="float" office:value="0.0000002676288" calcext:value-type="float">
            <text:p>2.68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ind_peaks [def, NEON]: (-5.000000e+00, 5.000000e+00) (-5.000000e+00, 5.000000e+00)</text:p>
          </table:table-cell>
          <table:table-cell table:formula="of:=([.B66]-[.C66])/[.B66]*100" office:value-type="float" office:value="29.3043995086709" calcext:value-type="float">
            <text:p>29.3043995086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gain_to_buffer</text:p>
          </table:table-cell>
          <table:table-cell office:value-type="float" office:value="0.0000001640107" calcext:value-type="float">
            <text:p>1.64E-07</text:p>
          </table:table-cell>
          <table:table-cell office:value-type="float" office:value="0.0000003350916" calcext:value-type="float">
            <text:p>3.35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7]-[.C67])/[.B67]*100" office:value-type="float" office:value="-104.310816306497" calcext:value-type="float">
            <text:p>-104.31081630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no_gain</text:p>
          </table:table-cell>
          <table:table-cell office:value-type="float" office:value="0.0000002295075" calcext:value-type="float">
            <text:p>2.30E-07</text:p>
          </table:table-cell>
          <table:table-cell office:value-type="float" office:value="0.0000004119194" calcext:value-type="float">
            <text:p>4.12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8]-[.C68])/[.B68]*100" office:value-type="float" office:value="-79.4797119919828" calcext:value-type="float">
            <text:p>-79.4797119919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_buffers_with_gain</text:p>
          </table:table-cell>
          <table:table-cell office:value-type="float" office:value="0.0000002311813" calcext:value-type="float">
            <text:p>2.31E-07</text:p>
          </table:table-cell>
          <table:table-cell office:value-type="float" office:value="0.0000004123523" calcext:value-type="float">
            <text:p>4.12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69]-[.C69])/[.B69]*100" office:value-type="float" office:value="-78.3674977171597" calcext:value-type="float">
            <text:p>-78.3674977171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vector</text:p>
          </table:table-cell>
          <table:table-cell office:value-type="float" office:value="0.0000004960812" calcext:value-type="float">
            <text:p>4.96E-07</text:p>
          </table:table-cell>
          <table:table-cell office:value-type="float" office:value="0.0000006098818" calcext:value-type="float">
            <text:p>6.10E-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rror = 0.000000e+00</text:p>
          </table:table-cell>
          <table:table-cell table:formula="of:=([.B70]-[.C70])/[.B70]*100" office:value-type="float" office:value="-22.9399138689392" calcext:value-type="float">
            <text:p>-22.93991386893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3T18:10:18.781779000</meta:creation-date>
    <dc:date>2025-03-03T18:32:39.768403000</dc:date>
    <meta:editing-duration>PT9M37S</meta:editing-duration>
    <meta:editing-cycles>1</meta:editing-cycles>
    <meta:document-statistic meta:table-count="1" meta:cell-count="432" meta:object-count="1"/>
    <meta:generator>LibreOffice/25.2.0.3$MacOSX_AARCH64 LibreOffice_project/e1cf4a87eb02d755bce1a01209907ea5ddc8f06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153cm" svg:height="9.733cm" xlink:href=".." xlink:type="simple" chart:class="chart:bar" chart:style-name="ch1">
        <chart:title svg:x="4.099cm" svg:y="0.329cm" chart:style-name="ch2">
          <text:p>Apple M3 Pro</text:p>
        </chart:title>
        <chart:plot-area chart:style-name="ch3" svg:x="1.204cm" svg:y="1.32cm" svg:width="9.726cm" svg:height="7.268cm">
          <chart:coordinate-region svg:x="2.255cm" svg:y="1.521cm" svg:width="8.675cm" svg:height="6.867cm"/>
          <chart:axis chart:dimension="x" chart:name="primary-x" chart:style-name="ch4" chartooo:axis-type="auto">
            <chartooo:date-scale/>
            <chart:title svg:x="5.192cm" svg:y="8.782cm" chart:style-name="ch2">
              <text:p><text:span text:style-name="T1">Frame Size</text:span></text:p>
            </chart:title>
            <chart:categories table:cell-range-address="Sheet1.H6:Sheet1.H16"/>
            <chart:grid chart:style-name="ch5" chart:class="major"/>
          </chart:axis>
          <chart:axis chart:dimension="y" chart:name="primary-y" chart:style-name="ch6">
            <chart:title svg:x="0.451cm" svg:y="6.132cm" chart:style-name="ch7">
              <text:p><text:span text:style-name="T1">% Improvement</text:span></text:p>
            </chart:title>
            <chart:grid chart:style-name="ch5" chart:class="major"/>
          </chart:axis>
          <chart:series chart:style-name="ch8" chart:values-cell-range-address="Sheet1.I6:Sheet1.I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rame Size</text:p>
                <draw:g>
                  <svg:desc>Sheet1.H6:Sheet1.H16</svg:desc>
                </draw:g>
              </table:table-cell>
              <table:table-cell office:value-type="float" office:value="NaN">
                <text:p>NaN</text:p>
                <draw:g>
                  <svg:desc>Sheet1.I6:Sheet1.I1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.7454789998881">
                <text:p>20.745478999888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.9304917961783">
                <text:p>18.93049179617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8842045822244">
                <text:p>13.884204582224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3.8431988800289">
                <text:p>13.84319888002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3.3439709676136">
                <text:p>13.34397096761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2.2020959541518">
                <text:p>32.202095954151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0.2895926655267">
                <text:p>20.28959266552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.18946234352192">
                <text:p>5.1894623435219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-19.2445055923441">
                <text:p>-19.244505592344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-41.1204975907307">
                <text:p>-41.1204975907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